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mallest-even-multiple/" text:style-name="Internet_20_link" text:visited-style-name="Visited_20_Internet_20_Link"><text:span text:style-name="T1">Smallest Even Multiple</text:span></text:a></text:p>
      <text:section text:style-name="Sect1" text:name="headlessui-popover-button-:r26:">
        <text:p text:style-name="Standard"/>
      </text:section>
      <text:section text:style-name="Sect1" text:name="headlessui-popover-button-:r1d:">
        <text:p text:style-name="Standard"/>
      </text:section>
      <text:p text:style-name="P3">Easy</text:p>
      <text:p text:style-name="P3">691</text:p>
      <text:p text:style-name="P3">73</text:p>
      <text:section text:style-name="Sect1" text:name="headlessui-popover-button-:r1i:">
        <text:p text:style-name="Standard"/>
      </text:section>
      <text:section text:style-name="Sect1" text:name="headlessui-popover-button-:r1l:">
        <text:p text:style-name="Standard"/>
      </text:section>
      <text:p text:style-name="P3">Companies</text:p>
      <text:p text:style-name="P4"><text:span text:style-name="T1">Given a </text:span><text:span text:style-name="Strong_20_Emphasis"><text:span text:style-name="T1">positive</text:span></text:span><text:span text:style-name="T1"> integer </text:span><text:span text:style-name="Source_20_Text"><text:span text:style-name="T2">n</text:span></text:span><text:span text:style-name="T1">, return </text:span><text:span text:style-name="Emphasis"><text:span text:style-name="T1">the smallest positive integer that is a multiple of </text:span></text:span><text:span text:style-name="Emphasis"><text:span text:style-name="Strong_20_Emphasis"><text:span text:style-name="T1">both</text:span></text:span></text:span><text:span text:style-name="Emphasis"><text:span text:style-name="T1"> </text:span></text:span><text:span text:style-name="Source_20_Text"><text:span text:style-name="T2">2</text:span></text:span><text:span text:style-name="Emphasis"><text:span text:style-name="T1"> and </text:span></text:span><text:span text:style-name="Source_20_Text"><text:span text:style-name="T2">n</text:span></text:span><text:span text:style-name="T1">.</text:span></text:p>
      <text:p text:style-name="P5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5</text:span></text:p>
      <text:p text:style-name="P2"><text:span text:style-name="Strong_20_Emphasis"><text:span text:style-name="T1">Output:</text:span></text:span><text:span text:style-name="T1"> 10</text:span></text:p>
      <text:p text:style-name="P1"><text:span text:style-name="Strong_20_Emphasis"><text:span text:style-name="T1">Explanation:</text:span></text:span><text:span text:style-name="T1"> The smallest multiple of both 5 and 2 is 10.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6</text:span></text:p>
      <text:p text:style-name="P2"><text:span text:style-name="Strong_20_Emphasis"><text:span text:style-name="T1">Output:</text:span></text:span><text:span text:style-name="T1"> 6</text:span></text:p>
      <text:p text:style-name="P1"><text:span text:style-name="Strong_20_Emphasis"><text:span text:style-name="T1">Explanation:</text:span></text:span><text:span text:style-name="T1"> The smallest multiple of both 6 and 2 is 6. Note that a number is a multiple of itself.</text:span></text:p>
      <text:p text:style-name="P5"> </text:p>
      <text:p text:style-name="P6"><text:span text:style-name="Strong_20_Emphasis"><text:span text:style-name="T1">Constraints:</text:span></text:span></text:p>
      <text:list xml:id="list3656443989" text:style-name="L1">
        <text:list-item>
          <text:p text:style-name="P7"><text:span text:style-name="Source_20_Text"><text:span text:style-name="T2">1 &lt;= n &lt;= 15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8T08:40:49.046000000</dc:date>
    <meta:editing-duration>PT12S</meta:editing-duration>
    <meta:editing-cycles>1</meta:editing-cycles>
    <meta:document-statistic meta:table-count="0" meta:image-count="0" meta:object-count="0" meta:page-count="1" meta:paragraph-count="18" meta:word-count="80" meta:character-count="388" meta:non-whitespace-character-count="323"/>
    <meta:generator>LibreOffice/7.2.2.2$Windows_X86_64 LibreOffice_project/02b2acce88a210515b4a5bb2e46cbfb63fe97d56</meta:generator>
  </office:meta>
</office:document-meta>
</file>